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fo:font-size="24pt" fo:font-weight="bold" officeooo:rsid="001637f6" officeooo:paragraph-rsid="001637f6" style:font-size-asian="24pt" style:font-weight-asian="bold" style:font-size-complex="24pt" style:font-weight-complex="bold"/>
    </style:style>
    <style:style style:name="P2" style:family="paragraph" style:parent-style-name="Heading_20_3">
      <style:text-properties fo:font-variant="normal" fo:text-transform="none" fo:color="#f0f6fc" loext:opacity="100%" style:font-name="apple-system" fo:font-size="12pt" fo:letter-spacing="normal" fo:font-style="normal" fo:font-weight="bold" officeooo:rsid="001637f6" officeooo:paragraph-rsid="001637f6" style:font-size-asian="7pt" style:font-size-complex="8pt"/>
    </style:style>
    <style:style style:name="P3" style:family="paragraph" style:parent-style-name="Preformatted_20_Text">
      <loext:graphic-properties draw:fill="solid" draw:fill-color="#151b23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ui-monospace" fo:font-size="9.75pt" fo:letter-spacing="normal" fo:font-style="normal" fo:font-weight="normal" officeooo:rsid="001637f6" fo:background-color="#151b23" style:font-size-asian="7pt" style:font-size-complex="8pt"/>
    </style:style>
    <style:style style:name="P4" style:family="paragraph" style:parent-style-name="Heading_20_3">
      <loext:graphic-properties draw:fill="solid" draw:fill-color="#151b23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apple-system" fo:font-size="12pt" fo:letter-spacing="normal" fo:font-style="normal" fo:font-weight="bold" officeooo:rsid="001637f6" fo:background-color="#151b23" style:font-name-asian="Noto Sans Mono CJK SC" style:font-size-asian="7pt" style:font-name-complex="Liberation Mono" style:font-size-complex="8pt"/>
    </style:style>
    <style:style style:name="P5" style:family="paragraph" style:parent-style-name="Text_20_body">
      <loext:graphic-properties draw:fill="solid" draw:fill-color="#151b23"/>
      <style:paragraph-properties fo:margin-left="0in" fo:margin-right="0in" fo:margin-top="0in" fo:margin-bottom="0.1665in" style:contextual-spacing="false" fo:line-height="145%" fo:orphans="2" fo:widows="2" fo:text-indent="0in" style:auto-text-indent="false" fo:background-color="#151b23"/>
      <style:text-properties fo:font-variant="normal" fo:text-transform="none" fo:color="#f0f6fc" loext:opacity="100%" style:font-name="apple-system" fo:font-size="12pt" fo:letter-spacing="normal" fo:font-style="normal" fo:font-weight="normal" officeooo:rsid="001637f6" fo:background-color="#151b23" style:font-name-asian="Noto Sans Mono CJK SC" style:font-size-asian="7pt" style:font-name-complex="Liberation Mono" style:font-size-complex="8pt"/>
    </style:style>
    <style:style style:name="P6" style:family="paragraph" style:parent-style-name="Text_20_body">
      <loext:graphic-properties draw:fill="solid" draw:fill-color="#151b23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apple-system" fo:font-size="12pt" fo:letter-spacing="normal" fo:font-style="normal" fo:font-weight="normal" officeooo:rsid="001637f6" fo:background-color="#151b23" style:font-name-asian="Noto Sans Mono CJK SC" style:font-size-asian="7pt" style:font-name-complex="Liberation Mono" style:font-size-complex="8pt"/>
    </style:style>
    <style:style style:name="P7" style:family="paragraph" style:parent-style-name="Preformatted_20_Text">
      <loext:graphic-properties draw:fill="solid" draw:fill-color="#151b23" draw:opacity="100%"/>
      <style:paragraph-properties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ui-monospace" fo:font-size="9.75pt" fo:letter-spacing="normal" officeooo:rsid="001637f6" fo:background-color="#151b23" style:font-size-asian="7pt" style:font-size-complex="8pt"/>
    </style:style>
    <style:style style:name="P8" style:family="paragraph" style:parent-style-name="Preformatted_20_Text">
      <loext:graphic-properties draw:fill="solid" draw:fill-color="#151b23" draw:opacity="100%"/>
      <style:paragraph-properties fo:margin-top="0in" fo:margin-bottom="0in" style:contextual-spacing="false" fo:line-height="145%" fo:orphans="2" fo:widows="2" fo:text-indent="0in" style:auto-text-indent="false" fo:background-color="#151b23" fo:padding="0in" fo:border="none"/>
      <style:text-properties fo:color="#f0f6fc" loext:opacity="100%" style:font-name="ui-monospace" fo:font-size="9.75pt" officeooo:rsid="001637f6" fo:background-color="#151b23" style:font-size-asian="7pt" style:font-size-complex="8pt"/>
    </style:style>
    <style:style style:name="P9" style:family="paragraph" style:parent-style-name="Preformatted_20_Text">
      <loext:graphic-properties draw:fill="solid" draw:fill-color="#151b23" draw:opacity="100%"/>
      <style:paragraph-properties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ui-monospace" fo:font-size="9.75pt" fo:letter-spacing="normal" fo:font-style="normal" fo:font-weight="normal" officeooo:rsid="001637f6" fo:background-color="#151b23" style:font-size-asian="7pt" style:font-size-complex="8pt"/>
    </style:style>
    <style:style style:name="P10" style:family="paragraph" style:parent-style-name="Preformatted_20_Text">
      <loext:graphic-properties draw:fill="solid" draw:fill-color="#151b23" draw:opacity="100%"/>
      <style:paragraph-properties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ui-monospace" fo:font-size="9.75pt" fo:letter-spacing="normal" officeooo:rsid="001637f6" officeooo:paragraph-rsid="001637f6" fo:background-color="#151b23" style:font-size-asian="7pt" style:font-size-complex="8pt"/>
    </style:style>
    <style:style style:name="P11" style:family="paragraph" style:parent-style-name="Preformatted_20_Text">
      <loext:graphic-properties draw:fill="solid" draw:fill-color="#151b23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ui-monospace" fo:font-size="9.75pt" fo:letter-spacing="normal" fo:font-style="normal" fo:font-weight="normal" officeooo:rsid="001637f6" officeooo:paragraph-rsid="001637f6" fo:background-color="#151b23" style:font-size-asian="7pt" style:font-size-complex="8pt"/>
    </style:style>
    <style:style style:name="P12" style:family="paragraph" style:parent-style-name="Standard">
      <style:text-properties fo:font-size="8pt" officeooo:rsid="001637f6" officeooo:paragraph-rsid="001637f6" style:font-size-asian="7pt" style:font-size-complex="8pt"/>
    </style:style>
    <style:style style:name="P13" style:family="paragraph" style:parent-style-name="Heading_20_2">
      <style:text-properties fo:font-variant="normal" fo:text-transform="none" fo:color="#f0f6fc" loext:opacity="100%" style:font-name="apple-system" fo:font-size="12pt" fo:letter-spacing="normal" fo:font-style="normal" fo:font-weight="bold" officeooo:rsid="001462ad" officeooo:paragraph-rsid="001462ad"/>
    </style:style>
    <style:style style:name="P14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bold" officeooo:rsid="001462ad"/>
    </style:style>
    <style:style style:name="P15" style:family="paragraph" style:parent-style-name="Preformatted_20_Text">
      <loext:graphic-properties draw:fill="solid" draw:fill-color="#151b23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ui-monospace" fo:font-size="9.75pt" fo:letter-spacing="normal" fo:font-style="normal" fo:font-weight="normal" officeooo:rsid="001462ad" fo:background-color="#151b23"/>
    </style:style>
    <style:style style:name="P16" style:family="paragraph" style:parent-style-name="Preformatted_20_Text">
      <loext:graphic-properties draw:fill="solid" draw:fill-color="#151b23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a5d6ff" loext:opacity="100%" style:font-name="ui-monospace" fo:font-size="9.75pt" fo:letter-spacing="normal" fo:font-style="normal" fo:font-weight="normal" officeooo:rsid="001462ad" fo:background-color="#151b23"/>
    </style:style>
    <style:style style:name="P17" style:family="paragraph" style:parent-style-name="Preformatted_20_Text">
      <loext:graphic-properties draw:fill="solid" draw:fill-color="#151b23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f7b72" loext:opacity="100%" style:font-name="ui-monospace" fo:font-size="9.75pt" fo:letter-spacing="normal" fo:font-style="normal" fo:font-weight="normal" officeooo:rsid="001462ad" fo:background-color="#151b23"/>
    </style:style>
    <style:style style:name="P18" style:family="paragraph" style:parent-style-name="Preformatted_20_Text">
      <loext:graphic-properties draw:fill="solid" draw:fill-color="#151b23" draw:opacity="100%"/>
      <style:paragraph-properties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ui-monospace" fo:font-size="9.75pt" fo:letter-spacing="normal" fo:font-style="normal" fo:font-weight="normal" officeooo:rsid="001462ad" fo:background-color="#151b23"/>
    </style:style>
    <style:style style:name="P19" style:family="paragraph" style:parent-style-name="Preformatted_20_Text">
      <loext:graphic-properties draw:fill="solid" draw:fill-color="#151b23" draw:opacity="100%"/>
      <style:paragraph-properties fo:margin-top="0in" fo:margin-bottom="0in" style:contextual-spacing="false" fo:line-height="145%" fo:orphans="2" fo:widows="2" fo:text-indent="0in" style:auto-text-indent="false" fo:background-color="#151b23" fo:padding="0in" fo:border="none"/>
      <style:text-properties officeooo:rsid="001462ad"/>
    </style:style>
    <style:style style:name="P20" style:family="paragraph" style:parent-style-name="Horizontal_20_Line">
      <style:text-properties officeooo:rsid="001462ad"/>
    </style:style>
    <style:style style:name="P21" style:family="paragraph" style:parent-style-name="Heading_20_2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3d444d"/>
      <style:text-properties fo:font-variant="normal" fo:text-transform="none" fo:color="#f0f6fc" loext:opacity="100%" fo:letter-spacing="normal" officeooo:rsid="001462ad"/>
    </style:style>
    <style:style style:name="P22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3d444d"/>
      <style:text-properties fo:font-variant="normal" fo:text-transform="none" fo:color="#f0f6fc" loext:opacity="100%" fo:letter-spacing="normal" officeooo:rsid="001462ad"/>
    </style:style>
    <style:style style:name="P23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normal" officeooo:rsid="001462ad"/>
    </style:style>
    <style:style style:name="P24" style:family="paragraph" style:parent-style-name="Heading_20_2">
      <loext:graphic-properties draw:fill="solid" draw:fill-color="#151b23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apple-system" fo:font-size="12pt" fo:letter-spacing="normal" fo:font-style="normal" fo:font-weight="bold" officeooo:rsid="001462ad" fo:background-color="#151b23" style:font-name-asian="Noto Sans Mono CJK SC" style:font-size-asian="10pt" style:font-name-complex="Liberation Mono" style:font-size-complex="10pt"/>
    </style:style>
    <style:style style:name="P25" style:family="paragraph" style:parent-style-name="Text_20_body">
      <loext:graphic-properties draw:fill="solid" draw:fill-color="#151b23"/>
      <style:paragraph-properties fo:margin-left="0in" fo:margin-right="0in" fo:margin-top="0in" fo:margin-bottom="0.1665in" style:contextual-spacing="false" fo:line-height="145%" fo:orphans="2" fo:widows="2" fo:text-indent="0in" style:auto-text-indent="false" fo:background-color="#151b23"/>
      <style:text-properties fo:color="#f0f6fc" loext:opacity="100%" style:font-name="ui-monospace" fo:font-size="9.75pt" officeooo:rsid="001462ad" fo:background-color="#151b23" style:font-name-asian="Noto Sans Mono CJK SC" style:font-size-asian="10pt" style:font-name-complex="Liberation Mono" style:font-size-complex="10pt"/>
    </style:style>
    <style:style style:name="P26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bold" officeooo:rsid="001462a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01462ad" officeooo:paragraph-rsid="001637f6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ff7b72" loext:opacity="100%" style:font-name="ui-monospace" fo:font-size="9.75pt" fo:letter-spacing="normal" fo:font-style="normal" fo:font-weight="normal" officeooo:rsid="001462ad" officeooo:paragraph-rsid="001637f6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ffffff" loext:opacity="100%" style:font-name="ui-monospace" fo:font-size="9.75pt" fo:letter-spacing="normal" fo:font-style="normal" fo:font-weight="normal" officeooo:rsid="001637f6" officeooo:paragraph-rsid="001637f6"/>
    </style:style>
    <style:style style:name="P30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bold" officeooo:rsid="001637f6" officeooo:paragraph-rsid="001637f6"/>
    </style:style>
    <style:style style:name="P31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normal" officeooo:rsid="001637f6"/>
    </style:style>
    <style:style style:name="P32" style:family="paragraph" style:parent-style-name="Preformatted_20_Text">
      <loext:graphic-properties draw:fill="solid" draw:fill-color="#151b23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ui-monospace" fo:font-size="9.75pt" fo:letter-spacing="normal" fo:font-style="normal" fo:font-weight="normal" officeooo:rsid="001637f6" fo:background-color="#151b23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ffffff" loext:opacity="100%" style:font-name="ui-monospace" fo:font-size="9.75pt" officeooo:rsid="001637f6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bold" officeooo:rsid="0017fec5" officeooo:paragraph-rsid="0017fec5"/>
    </style:style>
    <style:style style:name="P35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bold" officeooo:rsid="001462ad" officeooo:paragraph-rsid="001637f6"/>
    </style:style>
    <style:style style:name="P36" style:family="paragraph" style:parent-style-name="Heading_20_4">
      <style:paragraph-properties fo:margin-left="0in" fo:margin-right="0in" fo:margin-top="0.25in" fo:margin-bottom="0.1665in" style:contextual-spacing="false" fo:line-height="125%" fo:orphans="2" fo:widows="2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bold" officeooo:rsid="001462ad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officeooo:paragraph-rsid="0017fec5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bold" officeooo:rsid="001462ad" officeooo:paragraph-rsid="0017fec5" style:font-name-asian="Noto Sans CJK SC" style:font-size-asian="13pt" style:font-style-asian="italic" style:font-weight-asian="bold" style:font-name-complex="Noto Sans Devanagari1" style:font-size-complex="13pt" style:font-style-complex="italic" style:font-weight-complex="bold"/>
    </style:style>
    <style:style style:name="P39" style:family="paragraph" style:parent-style-name="Preformatted_20_Text">
      <style:paragraph-properties fo:margin-left="0in" fo:margin-right="0in" fo:line-height="145%" fo:orphans="2" fo:widows="2" fo:text-indent="0in" style:auto-text-indent="false" fo:padding="0in" fo:border="none"/>
    </style:style>
    <style:style style:name="P40" style:family="paragraph" style:parent-style-name="Preformatted_20_Text">
      <style:paragraph-properties fo:margin-left="0in" fo:margin-right="0in" fo:line-height="145%" fo:orphans="2" fo:widows="2" fo:text-indent="0in" style:auto-text-indent="false" fo:padding="0in" fo:border="none"/>
      <style:text-properties fo:font-variant="normal" fo:text-transform="none" fo:color="#f0f6fc" loext:opacity="100%" style:font-name="ui-monospace" fo:font-size="9.75pt" fo:letter-spacing="normal" fo:font-style="normal" fo:font-weight="normal" officeooo:rsid="001462ad" fo:background-color="#151b23"/>
    </style:style>
    <style:style style:name="P41" style:family="paragraph" style:parent-style-name="Heading_20_3">
      <style:paragraph-properties fo:margin-left="0in" fo:margin-right="0in" fo:line-height="145%" fo:orphans="2" fo:widows="2" fo:text-indent="0in" style:auto-text-indent="false" fo:padding="0in" fo:border="none"/>
      <style:text-properties fo:font-variant="normal" fo:text-transform="none" fo:color="#f0f6fc" loext:opacity="100%" style:font-name="apple-system" fo:font-size="12pt" fo:letter-spacing="normal" fo:font-style="normal" fo:font-weight="bold" officeooo:rsid="001462ad" style:font-name-asian="Noto Sans Mono CJK SC" style:font-size-asian="18pt" style:font-name-complex="Liberation Mono" style:font-size-complex="18pt"/>
    </style:style>
    <style:style style:name="P42" style:family="paragraph" style:parent-style-name="Preformatted_20_Text">
      <loext:graphic-properties draw:fill="solid" draw:fill-color="#151b23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ui-monospace" fo:font-size="9.75pt" fo:letter-spacing="normal" fo:font-style="normal" fo:font-weight="normal" officeooo:rsid="001462ad" fo:background-color="#151b23" style:font-size-asian="18pt" style:font-size-complex="18pt"/>
    </style:style>
    <style:style style:name="P43" style:family="paragraph" style:parent-style-name="Preformatted_20_Text">
      <loext:graphic-properties draw:fill="solid" draw:fill-color="#151b23" draw:opacity="100%"/>
      <style:paragraph-properties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ui-monospace" fo:font-size="9.75pt" fo:letter-spacing="normal" fo:font-style="normal" fo:font-weight="normal" officeooo:rsid="001462ad" fo:background-color="#151b23" style:font-size-asian="18pt" style:font-size-complex="18pt"/>
    </style:style>
    <style:style style:name="P44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/>
      <style:text-properties fo:font-variant="normal" fo:text-transform="none" fo:color="#f0f6fc" loext:opacity="100%" style:font-name="apple-system" fo:font-size="12pt" fo:letter-spacing="normal" fo:font-style="normal" fo:font-weight="bold" officeooo:rsid="001462ad" style:font-name-asian="Noto Sans Mono CJK SC" style:font-size-asian="18pt" style:font-name-complex="Liberation Mono" style:font-size-complex="18pt"/>
    </style:style>
    <style:style style:name="P45" style:family="paragraph" style:parent-style-name="Preformatted_20_Text">
      <loext:graphic-properties draw:fill="solid" draw:fill-color="#151b23" draw:opacity="100%"/>
      <style:paragraph-properties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fo:font-size="18pt" fo:letter-spacing="normal" officeooo:rsid="001462ad" fo:background-color="#151b23" style:font-size-asian="18pt" style:font-size-complex="18pt"/>
    </style:style>
    <style:style style:name="P46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 fo:keep-with-next="always"/>
      <style:text-properties fo:font-variant="normal" fo:text-transform="none" fo:color="#f0f6fc" loext:opacity="100%" style:font-name="apple-system" fo:font-size="12pt" fo:letter-spacing="normal" fo:font-style="normal" officeooo:rsid="001462ad" style:font-name-asian="Noto Sans Mono CJK SC" style:font-size-asian="18pt" style:font-name-complex="Liberation Mono" style:font-size-complex="18pt"/>
    </style:style>
    <style:style style:name="P47" style:family="paragraph" style:parent-style-name="Preformatted_20_Text">
      <style:paragraph-properties fo:margin-left="0in" fo:margin-right="0in" fo:line-height="145%" fo:orphans="2" fo:widows="2" fo:text-indent="0in" style:auto-text-indent="false" fo:padding="0in" fo:border="none"/>
      <style:text-properties officeooo:paragraph-rsid="00185b7b"/>
    </style:style>
    <style:style style:name="P48" style:family="paragraph" style:parent-style-name="Preformatted_20_Text">
      <style:paragraph-properties fo:margin-left="0in" fo:margin-right="0in" fo:line-height="145%" fo:orphans="2" fo:widows="2" fo:text-indent="0in" style:auto-text-indent="false" fo:padding="0in" fo:border="none"/>
      <style:text-properties fo:font-size="10pt" officeooo:rsid="001462ad" officeooo:paragraph-rsid="00185b7b" style:font-size-asian="8.75pt" style:font-size-complex="10pt"/>
    </style:style>
    <style:style style:name="P49" style:family="paragraph" style:parent-style-name="Heading_20_3">
      <style:paragraph-properties fo:margin-left="0in" fo:margin-right="0in" fo:line-height="145%" fo:orphans="2" fo:widows="2" fo:text-indent="0in" style:auto-text-indent="false" fo:padding="0in" fo:border="none"/>
      <style:text-properties fo:font-variant="normal" fo:text-transform="none" fo:color="#f0f6fc" loext:opacity="100%" style:font-name="apple-system" fo:font-size="12pt" fo:letter-spacing="normal" fo:font-style="normal" fo:font-weight="bold" officeooo:rsid="001462ad" officeooo:paragraph-rsid="00185b7b" style:font-name-asian="Noto Sans Mono CJK SC" style:font-size-asian="18pt" style:font-name-complex="Liberation Mono" style:font-size-complex="18pt"/>
    </style:style>
    <style:style style:name="P50" style:family="paragraph" style:parent-style-name="Preformatted_20_Text">
      <loext:graphic-properties draw:fill="solid" draw:fill-color="#151b23" draw:opacity="100%"/>
      <style:paragraph-properties fo:margin-top="0in" fo:margin-bottom="0in" style:contextual-spacing="false" fo:line-height="145%" fo:orphans="2" fo:widows="2" fo:text-indent="0in" style:auto-text-indent="false" fo:background-color="#151b23" fo:padding="0in" fo:border="none"/>
      <style:text-properties fo:font-variant="normal" fo:text-transform="none" fo:color="#f0f6fc" loext:opacity="100%" style:font-name="ui-monospace" fo:font-size="9.75pt" fo:letter-spacing="normal" fo:font-style="normal" fo:font-weight="normal" officeooo:rsid="001462ad" officeooo:paragraph-rsid="00185b7b" fo:background-color="#151b23" style:font-size-asian="18pt" style:font-size-complex="18pt"/>
    </style:style>
    <style:style style:name="P51" style:family="paragraph" style:parent-style-name="Heading_20_3">
      <style:paragraph-properties fo:margin-left="0in" fo:margin-right="0in" fo:line-height="145%" fo:orphans="2" fo:widows="2" fo:text-indent="0in" style:auto-text-indent="false" fo:padding="0in" fo:border="none" fo:keep-with-next="always"/>
      <style:text-properties officeooo:paragraph-rsid="00185b7b"/>
    </style:style>
    <style:style style:name="P52" style:family="paragraph" style:parent-style-name="Preformatted_20_Text">
      <style:paragraph-properties fo:margin-left="0in" fo:margin-right="0in" fo:line-height="145%" fo:orphans="2" fo:widows="2" fo:text-indent="0in" style:auto-text-indent="false" fo:padding="0in" fo:border="none"/>
      <style:text-properties fo:font-size="18pt" officeooo:rsid="001462ad" style:font-size-asian="18pt" style:font-size-complex="18pt"/>
    </style:style>
    <style:style style:name="P53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color="#ff7b72" loext:opacity="100%"/>
    </style:style>
    <style:style style:name="T2" style:family="text">
      <style:text-properties fo:font-style="normal" fo:font-weight="normal"/>
    </style:style>
    <style:style style:name="T3" style:family="text">
      <style:text-properties fo:color="#79c0ff" loext:opacity="100%"/>
    </style:style>
    <style:style style:name="T4" style:family="text">
      <style:text-properties fo:color="#a5d6ff" loext:opacity="100%"/>
    </style:style>
    <style:style style:name="T5" style:family="text">
      <style:text-properties style:font-name="apple-system" fo:font-size="12pt" fo:font-style="normal" fo:font-weight="bold"/>
    </style:style>
    <style:style style:name="T6" style:family="text">
      <style:text-properties fo:font-variant="normal" fo:text-transform="none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style:font-name="apple-system" fo:font-size="12pt" fo:letter-spacing="normal" fo:font-style="normal" fo:font-weight="bold"/>
    </style:style>
    <style:style style:name="T8" style:family="text">
      <style:text-properties fo:color="#a5d6ff" loext:opacity="100%" officeooo:rsid="001637f6"/>
    </style:style>
    <style:style style:name="T9" style:family="text">
      <style:text-properties officeooo:rsid="001637f6"/>
    </style:style>
    <style:style style:name="T10" style:family="text">
      <style:text-properties fo:font-variant="normal" fo:text-transform="none" fo:color="#f0f6fc" loext:opacity="100%" style:font-name="ui-monospace" fo:font-size="9.75pt" fo:letter-spacing="normal" fo:font-style="normal" fo:font-weight="normal"/>
    </style:style>
    <style:style style:name="T11" style:family="text">
      <style:text-properties fo:font-variant="normal" fo:text-transform="none" fo:color="#ff7b72" loext:opacity="100%" style:font-name="ui-monospace" fo:font-size="9.75pt" fo:letter-spacing="normal" fo:font-style="normal" fo:font-weight="normal"/>
    </style:style>
    <style:style style:name="T12" style:family="text">
      <style:text-properties fo:color="#ffffff" loext:opacity="100%" officeooo:rsid="001637f6"/>
    </style:style>
    <style:style style:name="T13" style:family="text">
      <style:text-properties officeooo:rsid="0017fec5"/>
    </style:style>
    <style:style style:name="T14" style:family="text"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T15" style:family="text">
      <style:text-properties fo:font-variant="normal" fo:text-transform="none" fo:color="#f0f6fc" loext:opacity="100%" style:font-name="ui-monospace" fo:letter-spacing="normal" fo:font-style="normal" fo:font-weight="normal" fo:background-color="#656c76" loext:char-shading-value="0" loext:padding="0in" loext:border="none"/>
    </style:style>
    <style:style style:name="T16" style:family="text">
      <style:text-properties officeooo:rsid="001462ad"/>
    </style:style>
    <style:style style:name="T17" style:family="text">
      <style:text-properties fo:font-variant="normal" fo:text-transform="none" fo:color="#f0f6fc" loext:opacity="100%" style:font-name="apple-system" fo:font-size="16pt" fo:letter-spacing="normal" fo:font-style="normal" fo:font-weight="bold" officeooo:rsid="001462ad" style:font-name-asian="Noto Sans CJK SC" style:font-size-asian="16pt" style:font-style-asian="italic" style:font-weight-asian="bold" style:font-name-complex="Noto Sans Devanagari1" style:font-size-complex="16pt" style:font-style-complex="italic" style:font-weight-complex="bold"/>
    </style:style>
    <style:style style:name="T18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1462ad" style:font-name-asian="Noto Sans CJK SC" style:font-size-asian="13pt" style:font-style-asian="italic" style:font-weight-asian="bold" style:font-name-complex="Noto Sans Devanagari1" style:font-size-complex="13pt" style:font-style-complex="italic" style:font-weight-complex="bold"/>
    </style:style>
    <style:style style:name="T19" style:family="text">
      <style:text-properties fo:font-size="12pt" fo:font-weight="bold" officeooo:rsid="0017fec5" style:font-size-asian="12pt" style:font-weight-asian="bold" style:font-size-complex="12pt" style:font-weight-complex="bold"/>
    </style:style>
    <style:style style:name="T20" style:family="text">
      <style:text-properties fo:font-size="10pt" fo:font-weight="bold" officeooo:rsid="0017fec5" style:font-size-asian="8.75pt" style:font-weight-asian="bold" style:font-size-complex="10pt" style:font-weight-complex="bold"/>
    </style:style>
    <style:style style:name="T21" style:family="text">
      <style:text-properties fo:font-variant="normal" fo:text-transform="none" fo:color="#f0f6fc" loext:opacity="100%" style:font-name="ui-monospace" fo:font-size="9.75pt" fo:letter-spacing="normal" fo:font-style="normal" fo:font-weight="normal" officeooo:rsid="001462ad" fo:background-color="#151b23" loext:char-shading-value="0"/>
    </style:style>
    <style:style style:name="T22" style:family="text">
      <style:text-properties style:font-name="ui-monospace" fo:font-size="9.75pt" fo:font-style="normal" fo:font-weight="normal"/>
    </style:style>
    <style:style style:name="T23" style:family="text">
      <style:text-properties fo:font-size="10pt" officeooo:rsid="001462ad" style:font-size-asian="8.75pt" style:font-size-complex="10pt"/>
    </style:style>
    <style:style style:name="T24" style:family="text">
      <style:text-properties style:font-name="apple-system" fo:font-size="12pt" fo:font-weight="bold" style:font-name-asian="Noto Sans Mono CJK SC" style:font-name-complex="Liberation Mono"/>
    </style:style>
    <style:style style:name="T25" style:family="text">
      <style:text-properties fo:font-variant="normal" fo:text-transform="none" fo:color="#f0f6fc" loext:opacity="100%" style:font-name="apple-system" fo:font-size="12pt" fo:letter-spacing="normal" fo:font-style="normal" officeooo:rsid="001462ad" style:font-name-asian="Noto Sans Mono CJK SC" style:font-size-asian="18pt" style:font-name-complex="Liberation Mono" style:font-size-complex="18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step-5-convert-rancher-service-to-nodeport" text:anchor-type="page" text:anchor-page-number="1" svg:x="-0.2917in" svg:y="0in" svg:width="0.2917in" draw:z-index="19">
        <draw:text-box fo:min-height="0.2917in">
          <text:p text:style-name="P53"/>
        </draw:text-box>
      </draw:frame>
      <draw:frame draw:style-name="fr1" draw:name="user-content-step-4-check-rancher-service" text:anchor-type="page" text:anchor-page-number="1" svg:x="-0.2917in" svg:y="0in" svg:width="0.2917in" draw:z-index="18">
        <draw:text-box fo:min-height="0.2917in">
          <text:p text:style-name="P53"/>
        </draw:text-box>
      </draw:frame>
      <draw:frame draw:style-name="fr1" draw:name="user-content-step-3-installeer-rancher" text:anchor-type="page" text:anchor-page-number="1" svg:x="-0.2917in" svg:y="0in" svg:width="0.2917in" draw:z-index="17">
        <draw:text-box fo:min-height="0.2917in">
          <text:p text:style-name="P53"/>
        </draw:text-box>
      </draw:frame>
      <draw:frame draw:style-name="fr1" draw:name="user-content-step-2-maak-de-namespace-voor-rancher-aan" text:anchor-type="page" text:anchor-page-number="1" svg:x="-0.2917in" svg:y="0in" svg:width="0.2917in" draw:z-index="16">
        <draw:text-box fo:min-height="0.2917in">
          <text:p text:style-name="P53"/>
        </draw:text-box>
      </draw:frame>
      <draw:frame draw:style-name="fr1" draw:name="user-content-step-1-voeg-de-rancher-helm-repository-toe" text:anchor-type="page" text:anchor-page-number="1" svg:x="-0.2917in" svg:y="0in" svg:width="0.2917in" draw:z-index="15">
        <draw:text-box fo:min-height="0.2917in">
          <text:p text:style-name="P53"/>
        </draw:text-box>
      </draw:frame>
      <draw:frame draw:style-name="fr1" draw:name="user-content-check-members" text:anchor-type="page" text:anchor-page-number="1" svg:x="-0.2917in" svg:y="0in" svg:width="0.2917in" draw:z-index="14">
        <draw:text-box fo:min-height="0.2917in">
          <text:p text:style-name="P53"/>
        </draw:text-box>
      </draw:frame>
      <draw:frame draw:style-name="fr1" draw:name="user-content-install-etcd-client" text:anchor-type="page" text:anchor-page-number="1" svg:x="-0.2917in" svg:y="0in" svg:width="0.2917in" draw:z-index="13">
        <draw:text-box fo:min-height="0.2917in">
          <text:p text:style-name="P53"/>
        </draw:text-box>
      </draw:frame>
      <draw:frame draw:style-name="fr1" draw:name="user-content-️-step-10-verify-etcd-cluster" text:anchor-type="page" text:anchor-page-number="1" svg:x="-0.2917in" svg:y="0in" svg:width="0.2917in" draw:z-index="12">
        <draw:text-box fo:min-height="0.2917in">
          <text:p text:style-name="P53"/>
        </draw:text-box>
      </draw:frame>
      <draw:frame draw:style-name="fr1" draw:name="user-content-️-step-9-deploy-network-plugin-calico" text:anchor-type="page" text:anchor-page-number="1" svg:x="-0.2917in" svg:y="0in" svg:width="0.2917in" draw:z-index="11">
        <draw:text-box fo:min-height="0.2917in">
          <text:p text:style-name="P53"/>
        </draw:text-box>
      </draw:frame>
      <draw:frame draw:style-name="fr1" draw:name="user-content-️-step-7-configure-kubectl-on-primary-master" text:anchor-type="page" text:anchor-page-number="1" svg:x="-0.2917in" svg:y="0in" svg:width="0.2917in" draw:z-index="10">
        <draw:text-box fo:min-height="0.2917in">
          <text:p text:style-name="P53"/>
        </draw:text-box>
      </draw:frame>
      <draw:frame draw:style-name="fr1" draw:name="user-content-️-step-6-initialize-kubernetes-control-plane" text:anchor-type="page" text:anchor-page-number="1" svg:x="-0.2917in" svg:y="0in" svg:width="0.2917in" draw:z-index="9">
        <draw:text-box fo:min-height="0.2917in">
          <text:p text:style-name="P53"/>
        </draw:text-box>
      </draw:frame>
      <draw:frame draw:style-name="fr1" draw:name="user-content-️-step-5-install--configure-container-runtime-containerd" text:anchor-type="page" text:anchor-page-number="1" svg:x="-0.2917in" svg:y="0in" svg:width="0.2917in" draw:z-index="8">
        <draw:text-box fo:min-height="0.2917in">
          <text:p text:style-name="P53"/>
        </draw:text-box>
      </draw:frame>
      <draw:frame draw:style-name="fr1" draw:name="user-content-️-step-4-install-kubernetes-components" text:anchor-type="page" text:anchor-page-number="1" svg:x="-0.2917in" svg:y="0in" svg:width="0.2917in" draw:z-index="7">
        <draw:text-box fo:min-height="0.2917in">
          <text:p text:style-name="P53"/>
        </draw:text-box>
      </draw:frame>
      <draw:frame draw:style-name="fr1" draw:name="user-content-️-step-3-add-kubernetes-repository" text:anchor-type="page" text:anchor-page-number="1" svg:x="-0.2917in" svg:y="0in" svg:width="0.2917in" draw:z-index="6">
        <draw:text-box fo:min-height="0.2917in">
          <text:p text:style-name="P53"/>
        </draw:text-box>
      </draw:frame>
      <draw:frame draw:style-name="fr1" draw:name="user-content-load-required-kernel-modules" text:anchor-type="page" text:anchor-page-number="1" svg:x="-0.2917in" svg:y="0in" svg:width="0.2917in" draw:z-index="5">
        <draw:text-box fo:min-height="0.2917in">
          <text:p text:style-name="P53"/>
        </draw:text-box>
      </draw:frame>
      <draw:frame draw:style-name="fr1" draw:name="user-content-configure-kernel-parameters" text:anchor-type="page" text:anchor-page-number="1" svg:x="-0.2917in" svg:y="0in" svg:width="0.2917in" draw:z-index="4">
        <draw:text-box fo:min-height="0.2917in">
          <text:p text:style-name="P53"/>
        </draw:text-box>
      </draw:frame>
      <draw:frame draw:style-name="fr1" draw:name="user-content-disable-swap" text:anchor-type="page" text:anchor-page-number="1" svg:x="-0.2917in" svg:y="0in" svg:width="0.2917in" draw:z-index="3">
        <draw:text-box fo:min-height="0.2917in">
          <text:p text:style-name="P53"/>
        </draw:text-box>
      </draw:frame>
      <draw:frame draw:style-name="fr1" draw:name="user-content-️-step-2-prepare-all-nodes-except-load-balancer" text:anchor-type="page" text:anchor-page-number="1" svg:x="-0.2917in" svg:y="0in" svg:width="0.2917in" draw:z-index="2">
        <draw:text-box fo:min-height="0.2917in">
          <text:p text:style-name="P53"/>
        </draw:text-box>
      </draw:frame>
      <draw:frame draw:style-name="fr1" draw:name="user-content-configure-haproxy" text:anchor-type="page" text:anchor-page-number="1" svg:x="-0.2917in" svg:y="0in" svg:width="0.2917in" draw:z-index="1">
        <draw:text-box fo:min-height="0.2917in">
          <text:p text:style-name="P53"/>
        </draw:text-box>
      </draw:frame>
      <draw:frame draw:style-name="fr1" draw:name="user-content-install-haproxy" text:anchor-type="page" text:anchor-page-number="1" svg:x="-0.2917in" svg:y="0in" svg:width="0.2917in" draw:z-index="0">
        <draw:text-box fo:min-height="0.2917in">
          <text:p text:style-name="P53"/>
        </draw:text-box>
      </draw:frame>
      <text:p text:style-name="P1">Loadbalancer:</text:p>
      <text:h text:style-name="P2" text:outline-level="3">Install HAProxy</text:h>
      <text:p text:style-name="P3"><text:tab/>sudo apt update <text:span text:style-name="T1">&amp;&amp;</text:span> sudo apt install -y haproxy</text:p>
      <text:p text:style-name="P3"/>
      <text:h text:style-name="P4" text:outline-level="3">Configure HAProxy</text:h>
      <text:p text:style-name="P5">Edit the config:</text:p>
      <text:p text:style-name="P3"><text:tab/>sudo vim /etc/haproxy/haproxy.cfg</text:p>
      <text:p text:style-name="P6"/>
      <text:p text:style-name="P6">Add:</text:p>
      <text:p text:style-name="P3"><text:tab/>frontend kubernetes-frontend</text:p>
      <text:p text:style-name="P7"><text:s text:c="3"/><text:tab/> <text:span text:style-name="T2">bind &lt;ip-loadBalancer&gt;:6443</text:span></text:p>
      <text:p text:style-name="P7"><text:s text:c="2"/><text:tab/> <text:s/><text:span text:style-name="T2">mode tcp</text:span></text:p>
      <text:p text:style-name="P7"><text:s/><text:tab/> <text:s text:c="2"/><text:span text:style-name="T2">option tcplog</text:span></text:p>
      <text:p text:style-name="P7"><text:tab/> <text:s text:c="3"/><text:span text:style-name="T2">default_backend kubernetes-backend</text:span></text:p>
      <text:p text:style-name="P8"/>
      <text:p text:style-name="P9"><text:tab/>backend kubernetes-backend</text:p>
      <text:p text:style-name="P7"><text:tab/> <text:s text:c="3"/><text:span text:style-name="T2">mode tcp</text:span></text:p>
      <text:p text:style-name="P7"><text:tab/> <text:s text:c="3"/><text:span text:style-name="T2">balance roundrobin</text:span></text:p>
      <text:p text:style-name="P7"><text:tab/> <text:s text:c="3"/><text:span text:style-name="T2">option tcp-check</text:span></text:p>
      <text:p text:style-name="P7"><text:tab/> <text:s text:c="3"/><text:span text:style-name="T2">server master-1 &lt;Ip-Master-1&gt;:6443 check</text:span></text:p>
      <text:p text:style-name="P10"><text:tab/> <text:s text:c="3"/><text:span text:style-name="T2">server master-2 &lt;Ip-Master-2&gt;6443 check</text:span></text:p>
      <text:p text:style-name="P10"><text:tab/> <text:s text:c="3"/><text:span text:style-name="T2">server master-3 &lt;Ip-Master-3&gt;6443 check</text:span></text:p>
      <text:p text:style-name="P3"/>
      <text:p text:style-name="P6">Restart and enable HAProxy:</text:p>
      <text:p text:style-name="P3"><text:tab/>sudo systemctl restart haproxy</text:p>
      <text:p text:style-name="P3"><text:tab/>sudo systemctl <text:span text:style-name="T3">enable</text:span> haproxy</text:p>
      <text:p text:style-name="P6"/>
      <text:p text:style-name="P6">Verify:</text:p>
      <text:p text:style-name="P11">nc &lt;ip-loadBalancer&gt; -v</text:p>
      <text:p text:style-name="P3"/>
      <text:p text:style-name="P3"/>
      <text:p text:style-name="P12"/>
      <text:p text:style-name="P12"/>
      <text:p text:style-name="Standard"><text:soft-page-break/></text:p>
      <text:h text:style-name="P13" text:outline-level="2">Step 2: Prepare All Nodes (except Load Balancer)</text:h>
      <text:h text:style-name="P14" text:outline-level="3">Disable Swap</text:h>
      <text:p text:style-name="P15"><text:tab/>sudo swapoff -a</text:p>
      <text:p text:style-name="P15"><text:tab/>sudo sed -i <text:span text:style-name="T4">'/swap/d'</text:span> /etc/fstab</text:p>
      <text:h text:style-name="P14" text:outline-level="3">Configure Kernel Parameters</text:h>
      <text:p text:style-name="P15"><text:tab/>cat <text:span text:style-name="T1">&lt;&lt;EOF</text:span><text:span text:style-name="T4"> | sudo tee /etc/sysctl.d/99-kubernetes-cri.conf</text:span></text:p>
      <text:p text:style-name="P16"><text:tab/>net.bridge.bridge-nf-call-iptables <text:s/>= 1</text:p>
      <text:p text:style-name="P16"><text:tab/>net.ipv4.ip_forward <text:s text:c="16"/>= 1</text:p>
      <text:p text:style-name="P16"><text:tab/>net.bridge.bridge-nf-call-ip6tables = 1</text:p>
      <text:p text:style-name="P17"><text:tab/>EOF</text:p>
      <text:p text:style-name="P18"><text:tab/>sudo sysctl --system</text:p>
      <text:h text:style-name="P14" text:outline-level="3">Load Required Kernel Modules</text:h>
      <text:p text:style-name="P15"><text:tab/>sudo modprobe overlay</text:p>
      <text:p text:style-name="P18"><text:tab/>sudo modprobe br_netfilter</text:p>
      <text:p text:style-name="P19"/>
      <text:p text:style-name="P15"><text:tab/>cat <text:span text:style-name="T1">&lt;&lt;EOF</text:span><text:span text:style-name="T4"> | sudo tee /etc/modules-load.d/containerd.conf</text:span></text:p>
      <text:p text:style-name="P16"><text:tab/>overlay</text:p>
      <text:p text:style-name="P16"><text:tab/>br_netfilter</text:p>
      <text:p text:style-name="P17"><text:tab/>EOF</text:p>
      <text:p text:style-name="P20"/>
      <text:h text:style-name="P21" text:outline-level="2"><text:span text:style-name="T5">Step 3: Add Kubernetes Repository</text:span></text:h>
      <text:p text:style-name="P15"><text:tab/>sudo mkdir -p -m 755 /etc/apt/keyrings</text:p>
      <text:p text:style-name="P19"/>
      <text:p text:style-name="P15"><text:tab/>curl -fsSL https://pkgs.k8s.io/core:/stable:/v1.33/deb/Release.key <text:s text:c="2"/><text:span text:style-name="T1">|</text:span> sudo gpg --dearmor -o <text:tab/>/etc/apt/keyrings/kubernetes-apt-keyring.gpg</text:p>
      <text:p text:style-name="P19"/>
      <text:p text:style-name="P15"><text:soft-page-break/><text:span text:style-name="T3"><text:tab/>echo</text:span> <text:span text:style-name="T4">"deb [signed-by=/etc/apt/keyrings/kubernetes-apt-keyring.gpg] <text:tab/>https://pkgs.k8s.io/core:/stable:/v1.33/deb/ /"</text:span> <text:s text:c="2"/><text:span text:style-name="T1">|</text:span> sudo tee /etc/apt/sources.list.d/kubernetes.list</text:p>
      <text:p text:style-name="P20"/>
      <text:h text:style-name="P21" text:outline-level="2"><text:span text:style-name="T5">Step 4: Install Kubernetes Components</text:span></text:h>
      <text:p text:style-name="P15"><text:tab/>sudo apt-get update</text:p>
      <text:p text:style-name="P18"><text:tab/>sudo apt-get install -y kubelet kubeadm kubectl</text:p>
      <text:p text:style-name="P18"><text:tab/>sudo apt-mark hold kubelet kubeadm kubectl</text:p>
      <text:p text:style-name="P20"/>
      <text:h text:style-name="P22" text:outline-level="3"><text:span text:style-name="T5">Step 5: Install &amp; Configure Container Runtime (containerd)</text:span></text:h>
      <text:p text:style-name="P15"><text:tab/>sudo apt-get install -y containerd</text:p>
      <text:p text:style-name="P18"><text:tab/>sudo mkdir -p /etc/containerd</text:p>
      <text:p text:style-name="P19"/>
      <text:p text:style-name="P15"><text:tab/>containerd config default <text:span text:style-name="T1">|</text:span> sudo tee /etc/containerd/config.toml <text:span text:style-name="T1">&gt;</text:span> /dev/null</text:p>
      <text:p text:style-name="P15"><text:tab/>sudo sed -i <text:span text:style-name="T4">'s/SystemdCgroup = false/SystemdCgroup = true/'</text:span> /etc/containerd/config.toml</text:p>
      <text:p text:style-name="P19"/>
      <text:p text:style-name="P18"><text:tab/>sudo systemctl restart containerd</text:p>
      <text:p text:style-name="P15"><text:tab/>sudo systemctl <text:span text:style-name="T3">enable</text:span> containerd</text:p>
      <text:p text:style-name="P23"><text:tab/>Enable kubelet:</text:p>
      <text:p text:style-name="P15"><text:tab/>sudo systemctl <text:span text:style-name="T3">enable</text:span> kubelet</text:p>
      <text:p text:style-name="P15"/>
      <text:h text:style-name="P24" text:outline-level="2">Step 6: Initialize Kubernetes Control Plane</text:h>
      <text:p text:style-name="P25"><text:span text:style-name="T6"><text:tab/>Run this </text:span><text:span text:style-name="Strong_20_Emphasis"><text:span text:style-name="T7">on one control plane node</text:span></text:span><text:span text:style-name="T6">:</text:span></text:p>
      <text:p text:style-name="P15"><text:tab/>sudo kubeadm init <text:s text:c="2"/>--control-plane-endpoint <text:span text:style-name="T4">"&lt;</text:span><text:span text:style-name="T8">IP-Master-1&gt;</text:span><text:span text:style-name="T4">:6443"</text:span> <text:s text:c="2"/>--upload-certs <text:s text:c="2"/>--pod-network-<text:tab/>cidr=10.244.0.0/16</text:p>
      <text:p text:style-name="P25"><text:span text:style-name="T6"><text:tab/>Save the </text:span><text:span text:style-name="Strong_20_Emphasis"><text:span text:style-name="T7">join command</text:span></text:span><text:span text:style-name="T6"> from the output.</text:span></text:p>
      <text:p text:style-name="P15"/>
      <text:p text:style-name="P15"/>
      <text:p text:style-name="P15"/>
      <text:p text:style-name="P15"/>
      <text:h text:style-name="P24" text:outline-level="2"><text:soft-page-break/>Step 7: Configure kubectl on Primary Master</text:h>
      <text:p text:style-name="P15"><text:tab/>mkdir -p $HOME/.kube</text:p>
      <text:p text:style-name="P15"><text:tab/>sudo cp -i /etc/kubernetes/admin.conf $HOME/.kube/config</text:p>
      <text:p text:style-name="P15"><text:tab/>sudo chown <text:span text:style-name="T4">$(id -u)</text:span>:<text:span text:style-name="T4">$(id -g)</text:span> $HOME/.kube/config</text:p>
      <text:p text:style-name="P15"/>
      <text:h text:style-name="P26" text:outline-level="2">Step 8: Join Additional Nodes</text:h>
      <text:p text:style-name="P27"><text:tab/><text:span text:style-name="T9">Gebruik de output gegevens van stap 6</text:span></text:p>
      <text:p text:style-name="P27"><text:tab/><text:span text:style-name="T9">Voorbeeld voor Masters:</text:span></text:p>
      <text:p text:style-name="P27"><text:tab/><text:tab/><text:span text:style-name="T10">kubeadm join 192.168.2.10:6443 --token </text:span><text:span text:style-name="T11">&lt;</text:span><text:span text:style-name="T10">token</text:span><text:span text:style-name="T11">&gt;</text:span><text:span text:style-name="T10"> <text:s text:c="2"/>--discovery-token-ca-cert-hash <text:tab/><text:tab/><text:tab/><text:tab/>sha256:</text:span><text:span text:style-name="T11">&lt;</text:span><text:span text:style-name="T10">hash</text:span><text:span text:style-name="T11">&gt;</text:span><text:span text:style-name="T10"> <text:s text:c="2"/>--control-plane --certificate-key </text:span><text:span text:style-name="T11">&lt;</text:span><text:span text:style-name="T10">cert-key</text:span><text:span text:style-name="T11">&gt;</text:span></text:p>
      <text:p text:style-name="P28"><text:tab/><text:span text:style-name="T12">voorbeeld voor workers:</text:span></text:p>
      <text:p text:style-name="P29"><text:tab/><text:tab/>kubeadm join 192.168.2.10:6443 --token &lt;token&gt; <text:s text:c="2"/>--discovery-token-ca-cert-hash <text:tab/><text:tab/><text:tab/><text:tab/>sha256:&lt;hash&gt;<text:tab/></text:p>
      <text:p text:style-name="P29"/>
      <text:h text:style-name="P30" text:outline-level="2">Step 9: Deploy Network Plugin (Calico)</text:h>
      <text:p text:style-name="P31"><text:tab/>Run o<text:span text:style-name="T13">p Primary-Master-Node</text:span>:</text:p>
      <text:p text:style-name="P32"><text:tab/>kubectl apply -f https://raw.githubusercontent.com/projectcalico/calico/v3.26.1/manifests/calico.yaml</text:p>
      <text:p text:style-name="P31"><text:tab/>Check status:</text:p>
      <text:p text:style-name="P32"><text:tab/><text:tab/>kubectl get nodes</text:p>
      <text:p text:style-name="P33"><text:span text:style-name="T14"><text:tab/><text:tab/>If any node is </text:span><text:span text:style-name="Source_20_Text"><text:span text:style-name="T15">NotReady</text:span></text:span><text:span text:style-name="T14">, restart kubelet:</text:span></text:p>
      <text:p text:style-name="P32"><text:tab/><text:tab/>sudo systemctl restart kubelet</text:p>
      <text:p text:style-name="P34"/>
      <text:h text:style-name="P35" text:outline-level="2"><text:soft-page-break/></text:h>
      <text:h text:style-name="P35" text:outline-level="2"/>
      <text:h text:style-name="P35" text:outline-level="2"/>
      <text:h text:style-name="P35" text:outline-level="2">Step 10: Verify ETCD Cluster</text:h>
      <text:h text:style-name="P36" text:outline-level="4"><text:tab/>Install etcd client</text:h>
      <text:p text:style-name="P15"><text:tab/><text:tab/>sudo apt update <text:span text:style-name="T1">&amp;&amp;</text:span> sudo apt install -y etcd-client</text:p>
      <text:h text:style-name="P36" text:outline-level="4"><text:tab/>Check members</text:h>
      <text:p text:style-name="P15"><text:tab/><text:tab/>ETCDCTL_API=3 etcdctl member list <text:s text:c="2"/>--endpoints=https://127.0.0.1:2379 <text:s text:c="2"/><text:tab/><text:tab/>--<text:tab/><text:tab/><text:tab/>cacert=/etc/kubernetes/pki/etcd/ca.crt <text:s text:c="2"/>--cert=/etc/kubernetes/pki/etcd/server.crt <text:s text:c="2"/><text:tab/><text:tab/><text:tab/><text:tab/>--key=/etc/kubernetes/pki/etcd/server.key</text:p>
      <text:p text:style-name="P37"><text:span text:style-name="T16"><text:line-break/></text:span><text:span text:style-name="T17">Rancher installeren:</text:span></text:p>
      <text:p text:style-name="P38"/>
      <text:p text:style-name="P37"><text:span text:style-name="T18">nodig:</text:span><text:span text:style-name="T19"> </text:span></text:p>
      <text:p text:style-name="P39"><text:span text:style-name="T20"><text:tab/></text:span><text:span text:style-name="T21">3 – Masters</text:span></text:p>
      <text:p text:style-name="P40"><text:tab/>3 – Workers</text:p>
      <text:p text:style-name="P40"><text:tab/>Kubectl</text:p>
      <text:h text:style-name="P41" text:outline-level="3">Step 1. Voeg de Rancher Helm Repository toe</text:h>
      <text:p text:style-name="P42">helm repo add rancher-latest https://releases.rancher.com/server-charts/latest</text:p>
      <text:p text:style-name="P43">helm repo update</text:p>
      <text:h text:style-name="P44" text:outline-level="3">Step 2. Maak de namespace voor Rancher aan</text:h>
      <text:p text:style-name="P42">kubectl create namespace cattle-system</text:p>
      <text:h text:style-name="P44" text:outline-level="3">Step 3. Installeer rancher</text:h>
      <text:p text:style-name="P42">helm install rancher rancher-latest/rancher \</text:p>
      <text:p text:style-name="P45"><text:soft-page-break/><text:s text:c="2"/><text:span text:style-name="T22">--namespace cattle-system \</text:span></text:p>
      <text:p text:style-name="P45"><text:s text:c="2"/><text:span text:style-name="T22">--set replicas=1 \</text:span></text:p>
      <text:p text:style-name="P45"><text:s text:c="2"/><text:span text:style-name="T22">--set ingress.enabled=false \</text:span></text:p>
      <text:p text:style-name="P45"><text:s text:c="2"/><text:span text:style-name="T22">--set bootstrapPassword=admin</text:span></text:p>
      <text:h text:style-name="P44" text:outline-level="3">Step 4: Check Rancher Service</text:h>
      <text:p text:style-name="P42">kubectl get svc -n cattle-system</text:p>
      <text:h text:style-name="P46" text:outline-level="3">step 5:installeer cert-manager</text:h>
      <text:p text:style-name="P47">kubectl apply -f https://github.com/cert-manager/cert-manager/releases/download/&lt;VERSION&gt;/cert-manager.crds.yaml<text:line-break/>helm repo add jetstack https://charts.jetstack.io<text:line-break/>helm repo update<text:line-break/>helm install cert-manager jetstack/cert-manager \<text:line-break/>--namespace cert-manager \<text:line-break/>--create-namespace \<text:line-break/>--set crds.enabled=true<text:span text:style-name="T23">d</text:span></text:p>
      <text:p text:style-name="P48"/>
      <text:p text:style-name="P48"/>
      <text:h text:style-name="P49" text:outline-level="3">Step 6: Convert Rancher Service to NodePort</text:h>
      <text:p text:style-name="P42">kubectl patch svc rancher -n cattle-system -p <text:span text:style-name="T4">'{"spec": {"type": "NodePort"}}'</text:span></text:p>
      <text:p text:style-name="P43">kubectl get svc -n cattle-system</text:p>
      <text:p text:style-name="P43"/>
      <text:p text:style-name="P43">Step 7: Rancher in de Browser</text:p>
      <text:p text:style-name="P50"><text:tab/><text:span text:style-name="T24">ga in de browser naar https://&lt;Primary-master-IP&gt;:</text:span></text:p>
      <text:h text:style-name="P51" text:outline-level="3"><text:tab/><text:span text:style-name="T25"/></text:h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0:14:14.419056408</meta:creation-date>
    <dc:date>2025-11-24T11:13:17.157828174</dc:date>
    <meta:editing-duration>PT38S</meta:editing-duration>
    <meta:editing-cycles>1</meta:editing-cycles>
    <meta:document-statistic meta:table-count="0" meta:image-count="0" meta:object-count="0" meta:page-count="6" meta:paragraph-count="111" meta:word-count="514" meta:character-count="4495" meta:non-whitespace-character-count="3923"/>
    <meta:generator>LibreOffice/25.2.6.2$Linux_X86_64 LibreOffice_project/520$Build-2</meta:generator>
  </office:meta>
</office:document-meta>
</file>